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lef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lef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lef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lef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lef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Text_20_body" style:list-style-name="L6">
      <style:text-properties style:font-name="Liberation Sans1" officeooo:paragraph-rsid="00b3f03c"/>
    </style:style>
    <style:style style:name="P62" style:family="paragraph" style:parent-style-name="Text_20_body" style:list-style-name="L7">
      <style:text-properties style:font-name="Liberation Sans1"/>
    </style:style>
    <style:style style:name="P63" style:family="paragraph" style:parent-style-name="Text_20_body" style:list-style-name="L7">
      <style:text-properties style:font-name="Liberation Sans1" officeooo:paragraph-rsid="00b63e21"/>
    </style:style>
    <style:style style:name="P64" style:family="paragraph" style:parent-style-name="Text_20_body" style:list-style-name="L7">
      <style:text-properties style:font-name="Liberation Sans1" officeooo:paragraph-rsid="00b3f03c"/>
    </style:style>
    <style:style style:name="P65" style:family="paragraph" style:parent-style-name="Text_20_body" style:list-style-name="L8">
      <style:text-properties style:font-name="Liberation Sans1" officeooo:paragraph-rsid="00b3f03c"/>
    </style:style>
    <style:style style:name="P66" style:family="paragraph" style:parent-style-name="Text_20_body" style:list-style-name="L9">
      <style:text-properties style:font-name="Liberation Sans1" officeooo:paragraph-rsid="00b3f03c"/>
    </style:style>
    <style:style style:name="P67" style:family="paragraph" style:parent-style-name="Text_20_body" style:list-style-name="L10">
      <style:text-properties style:font-name="Liberation Sans1"/>
    </style:style>
    <style:style style:name="P68" style:family="paragraph" style:parent-style-name="Text_20_body" style:list-style-name="L11"/>
    <style:style style:name="P69" style:family="paragraph" style:parent-style-name="Standard">
      <style:paragraph-properties style:line-height-at-least="0.2811in"/>
      <style:text-properties fo:color="#cccccc" loext:opacity="100%" style:font-name="Droid Sans Mono" fo:font-size="15pt" fo:font-weight="normal" fo:background-color="#1f1f1f"/>
    </style:style>
    <style:style style:name="P70" style:family="paragraph" style:parent-style-name="Text_20_body">
      <style:text-properties officeooo:rsid="00c6f72d" officeooo:paragraph-rsid="00c6f72d"/>
    </style:style>
    <style:style style:name="P71" style:family="paragraph" style:parent-style-name="Standard">
      <style:text-properties style:font-name="Liberation Sans1" officeooo:rsid="001e1c4b" officeooo:paragraph-rsid="0023cb14"/>
    </style:style>
    <style:style style:name="P72" style:family="paragraph" style:parent-style-name="Heading_20_1">
      <style:text-properties style:font-name="Liberation Sans1"/>
    </style:style>
    <style:style style:name="P73"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4" style:family="paragraph" style:parent-style-name="Preformatted_20_Text">
      <style:text-properties officeooo:paragraph-rsid="00afb568"/>
    </style:style>
    <style:style style:name="P75" style:family="paragraph" style:parent-style-name="Text_20_body">
      <style:text-properties style:font-name="Liberation Sans1"/>
    </style:style>
    <style:style style:name="P76" style:family="paragraph" style:parent-style-name="Heading_20_2">
      <style:text-properties style:font-name="Liberation Sans1"/>
    </style:style>
    <style:style style:name="P77" style:family="paragraph" style:parent-style-name="Text_20_body">
      <style:text-properties style:font-name="Liberation Sans1" officeooo:rsid="01009f95" officeooo:paragraph-rsid="01009f95"/>
    </style:style>
    <style:style style:name="P78" style:family="paragraph" style:parent-style-name="Text_20_body">
      <style:paragraph-properties fo:line-height="115%"/>
    </style:style>
    <style:style style:name="P79" style:family="paragraph" style:parent-style-name="Text_20_body" style:list-style-name="WWNum2">
      <style:paragraph-properties fo:margin-left="0.5in" fo:line-height="115%" fo:text-indent="-0.25in" style:auto-text-indent="false"/>
    </style:style>
    <style:style style:name="P80" style:family="paragraph" style:parent-style-name="Text_20_body">
      <style:text-properties style:font-name="Liberation Sans1" officeooo:rsid="00ecd32e" officeooo:paragraph-rsid="00ecd32e"/>
    </style:style>
    <style:style style:name="P81" style:family="paragraph" style:parent-style-name="Heading_20_2">
      <style:paragraph-properties fo:margin-top="0in" fo:margin-bottom="0in" style:contextual-spacing="false"/>
    </style:style>
    <style:style style:name="P82" style:family="paragraph" style:parent-style-name="Text_20_body">
      <style:text-properties officeooo:paragraph-rsid="00ebfdc7"/>
    </style:style>
    <style:style style:name="P83" style:family="paragraph" style:parent-style-name="Text_20_body" style:list-style-name="L12">
      <style:text-properties fo:font-size="10.5pt" officeooo:paragraph-rsid="00ebfdc7" style:font-size-asian="10.5pt" style:font-size-complex="10.5pt"/>
    </style:style>
    <style:style style:name="P84" style:family="paragraph" style:parent-style-name="Text_20_body">
      <style:text-properties fo:font-size="10.5pt" officeooo:paragraph-rsid="00ebfdc7" style:font-size-asian="10.5pt" style:font-size-complex="10.5pt"/>
    </style:style>
    <style:style style:name="P85" style:family="paragraph" style:parent-style-name="Preformatted_20_Text">
      <style:text-properties officeooo:paragraph-rsid="00ebfdc7"/>
    </style:style>
    <style:style style:name="P86" style:family="paragraph" style:parent-style-name="Preformatted_20_Text">
      <style:text-properties officeooo:paragraph-rsid="00ecd32e"/>
    </style:style>
    <style:style style:name="P87" style:family="paragraph" style:parent-style-name="Preformatted_20_Text">
      <style:text-properties style:font-name="Liberation Sans1" officeooo:paragraph-rsid="00ebfdc7"/>
    </style:style>
    <style:style style:name="P88" style:family="paragraph" style:parent-style-name="Heading_20_3">
      <style:text-properties officeooo:rsid="00ef4e7b" officeooo:paragraph-rsid="00ef4e7b"/>
    </style:style>
    <style:style style:name="P89" style:family="paragraph" style:parent-style-name="Text_20_body" style:list-style-name="L13">
      <style:text-properties officeooo:rsid="00ef4e7b" officeooo:paragraph-rsid="00ef4e7b"/>
    </style:style>
    <style:style style:name="P90" style:family="paragraph" style:parent-style-name="Text_20_body">
      <style:text-properties officeooo:paragraph-rsid="00ef4e7b"/>
    </style:style>
    <style:style style:name="P91" style:family="paragraph" style:parent-style-name="Text_20_body">
      <style:text-properties style:font-name="Liberation Sans1" officeooo:rsid="001e1c4b"/>
    </style:style>
    <style:style style:name="P92" style:family="paragraph" style:parent-style-name="Text_20_body">
      <style:text-properties style:font-name="Liberation Sans1" officeooo:rsid="001e1c4b" officeooo:paragraph-rsid="002e9f7c"/>
    </style:style>
    <style:style style:name="P93" style:family="paragraph" style:parent-style-name="Heading_20_1">
      <style:text-properties officeooo:rsid="005f942d" officeooo:paragraph-rsid="005f942d"/>
    </style:style>
    <style:style style:name="P94"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6"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7" style:family="paragraph" style:parent-style-name="Standard">
      <style:text-properties officeooo:paragraph-rsid="00561c4d"/>
    </style:style>
    <style:style style:name="P98"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9"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100"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101"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102" style:family="paragraph" style:parent-style-name="Standard">
      <style:text-properties officeooo:paragraph-rsid="00a2dc26"/>
    </style:style>
    <style:style style:name="P103" style:family="paragraph" style:parent-style-name="Standard">
      <style:text-properties officeooo:paragraph-rsid="00d435c3"/>
    </style:style>
    <style:style style:name="P10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10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line-height="115%"/>
      <style:text-properties style:font-name="Liberation Sans"/>
    </style:style>
    <style:style style:name="P107" style:family="paragraph" style:parent-style-name="Heading_20_2">
      <style:text-properties officeooo:rsid="00e15a91" officeooo:paragraph-rsid="00e15a91"/>
    </style:style>
    <style:style style:name="P108" style:family="paragraph" style:parent-style-name="Text_20_body">
      <style:text-properties officeooo:rsid="0096adcc"/>
    </style:style>
    <style:style style:name="P109" style:family="paragraph" style:parent-style-name="Text_20_body">
      <style:text-properties officeooo:rsid="00ff06bf" officeooo:paragraph-rsid="00ff06bf"/>
    </style:style>
    <style:style style:name="P110" style:family="paragraph" style:parent-style-name="Standard">
      <style:paragraph-properties fo:margin-left="0in" fo:margin-right="0in" style:line-height-at-least="0.2811in" fo:text-indent="0in" style:auto-text-indent="false"/>
      <style:text-properties fo:color="#cccccc" loext:opacity="100%" style:font-name="Droid Sans Mono" fo:font-size="15pt" fo:font-weight="normal" fo:background-color="#1f1f1f"/>
    </style:style>
    <style:style style:name="P111" style:family="paragraph" style:parent-style-name="Standard">
      <style:paragraph-properties style:line-height-at-least="0.2811in"/>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ebfdc7"/>
    </style:style>
    <style:style style:name="T20" style:family="text">
      <style:text-properties officeooo:rsid="00d81cd9"/>
    </style:style>
    <style:style style:name="T21" style:family="text">
      <style:text-properties officeooo:rsid="00b53adb"/>
    </style:style>
    <style:style style:name="T22" style:family="text">
      <style:text-properties officeooo:rsid="0107596b"/>
    </style:style>
    <style:style style:name="T23" style:family="text">
      <style:text-properties officeooo:rsid="00f60622"/>
    </style:style>
    <style:style style:name="T24" style:family="text">
      <style:text-properties fo:font-family="monospace"/>
    </style:style>
    <style:style style:name="T25" style:family="text">
      <style:text-properties officeooo:rsid="00b4fa12"/>
    </style:style>
    <style:style style:name="T26" style:family="text">
      <style:text-properties officeooo:rsid="00c76071"/>
    </style:style>
    <style:style style:name="T27" style:family="text">
      <style:text-properties fo:color="#cccccc" loext:opacity="100%" style:font-name="Droid Sans Mono" fo:font-size="15pt" fo:font-weight="normal" fo:background-color="#1f1f1f" loext:char-shading-value="0"/>
    </style:style>
    <style:style style:name="T28" style:family="text">
      <style:text-properties fo:font-variant="normal" fo:text-transform="none" fo:color="#e2dfdb" loext:opacity="100%" fo:letter-spacing="normal"/>
    </style:style>
    <style:style style:name="T29" style:family="text">
      <style:text-properties fo:font-variant="normal" fo:text-transform="none" fo:color="#e2dfdb" loext:opacity="100%" fo:font-size="10.5pt" fo:letter-spacing="normal" fo:font-style="normal" fo:font-weight="normal"/>
    </style:style>
    <style:style style:name="T30" style:family="text">
      <style:text-properties style:font-name="Liberation Sans1" officeooo:rsid="002bca0c"/>
    </style:style>
    <style:style style:name="T31" style:family="text">
      <style:text-properties style:font-name="Liberation Sans1" officeooo:rsid="00aa9ce0"/>
    </style:style>
    <style:style style:name="T32" style:family="text">
      <style:text-properties style:font-name="Liberation Sans1" officeooo:rsid="00adc6fd"/>
    </style:style>
    <style:style style:name="T33" style:family="text">
      <style:text-properties style:font-name="Liberation Sans1" officeooo:rsid="00b525d8"/>
    </style:style>
    <style:style style:name="T34" style:family="text">
      <style:text-properties style:font-name="Liberation Sans1" fo:font-weight="bold" style:font-weight-asian="bold" style:font-weight-complex="bold"/>
    </style:style>
    <style:style style:name="T35" style:family="text">
      <style:text-properties officeooo:rsid="00b525d8"/>
    </style:style>
    <style:style style:name="T36" style:family="text">
      <style:text-properties officeooo:rsid="00e04a06"/>
    </style:style>
    <style:style style:name="T37" style:family="text">
      <style:text-properties officeooo:rsid="00adc6fd"/>
    </style:style>
    <style:style style:name="T38" style:family="text">
      <style:text-properties officeooo:rsid="00afb568"/>
    </style:style>
    <style:style style:name="T39" style:family="text">
      <style:text-properties officeooo:rsid="00ebba40"/>
    </style:style>
    <style:style style:name="T40" style:family="text">
      <style:text-properties officeooo:rsid="010935b6"/>
    </style:style>
    <style:style style:name="T41" style:family="text">
      <style:text-properties style:font-name="Liberation Sans1" officeooo:rsid="00ecd32e"/>
    </style:style>
    <style:style style:name="T42" style:family="text">
      <style:text-properties officeooo:rsid="00ecd32e"/>
    </style:style>
    <style:style style:name="T43" style:family="text">
      <style:text-properties officeooo:rsid="00e9d657"/>
    </style:style>
    <style:style style:name="T44" style:family="text">
      <style:text-properties officeooo:rsid="00f84414"/>
    </style:style>
    <style:style style:name="T45" style:family="text">
      <style:text-properties officeooo:rsid="00f225f1"/>
    </style:style>
    <style:style style:name="T46" style:family="text">
      <style:text-properties officeooo:rsid="005f942d"/>
    </style:style>
    <style:style style:name="T47"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8"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9"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50"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51" style:family="text">
      <style:text-properties style:font-name="0" fo:font-style="normal" fo:font-weight="normal" style:font-style-asian="normal" style:font-weight-asian="normal" style:font-style-complex="normal" style:font-weight-complex="normal"/>
    </style:style>
    <style:style style:name="T52" style:family="text">
      <style:text-properties fo:font-size="9pt" fo:font-weight="bold" style:font-size-asian="9pt" style:font-weight-asian="bold" style:font-size-complex="9pt" style:font-style-complex="normal" style:font-weight-complex="bold"/>
    </style:style>
    <style:style style:name="T53"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54" style:family="text">
      <style:text-properties fo:font-size="6pt" fo:font-weight="bold" style:font-size-asian="5.25pt" style:font-weight-asian="bold" style:font-size-complex="6pt" style:font-style-complex="normal" style:font-weight-complex="bold"/>
    </style:style>
    <style:style style:name="T55" style:family="text">
      <style:text-properties fo:font-size="9pt" fo:font-weight="bold" officeooo:rsid="00a229ee" style:font-size-asian="9pt" style:font-weight-asian="bold" style:font-size-complex="9pt" style:font-style-complex="normal" style:font-weight-complex="bold"/>
    </style:style>
    <style:style style:name="T56" style:family="text">
      <style:text-properties fo:font-size="9pt" fo:font-weight="bold" officeooo:rsid="00d745fa" style:font-size-asian="9pt" style:font-weight-asian="bold" style:font-size-complex="9pt" style:font-style-complex="normal" style:font-weight-complex="bold"/>
    </style:style>
    <style:style style:name="T57" style:family="text">
      <style:text-properties style:font-name="Liberation Serif"/>
    </style:style>
    <style:style style:name="T58" style:family="text">
      <style:text-properties fo:font-size="9pt" fo:font-weight="bold" officeooo:rsid="00a2dc26" style:font-size-asian="9pt" style:font-weight-asian="bold" style:font-size-complex="9pt" style:font-style-complex="normal" style:font-weight-complex="bold"/>
    </style:style>
    <style:style style:name="T59" style:family="text">
      <style:text-properties fo:font-size="9pt" fo:font-weight="bold" officeooo:rsid="00d435c3" style:font-size-asian="9pt" style:font-weight-asian="bold" style:font-size-complex="9pt" style:font-style-complex="normal" style:font-weight-complex="bold"/>
    </style:style>
    <style:style style:name="T60" style:family="text">
      <style:text-properties style:font-name="Liberation Sans" fo:font-style="normal" fo:font-weight="normal" style:font-style-asian="normal" style:font-weight-asian="normal" style:font-style-complex="normal" style:font-weight-complex="normal"/>
    </style:style>
    <style:style style:name="T61" style:family="text">
      <style:text-properties style:font-name="Liberation Mono" fo:font-size="8pt" fo:font-weight="bold" style:font-size-asian="8pt" style:font-weight-asian="bold" style:font-size-complex="8pt" style:font-weight-complex="bold"/>
    </style:style>
    <style:style style:name="T62" style:family="text">
      <style:text-properties style:font-name="Liberation Sans"/>
    </style:style>
    <style:style style:name="T63" style:family="text">
      <style:text-properties officeooo:rsid="010270d5"/>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88_2071374926" office:name="Layer 2B: FreeIPA DNS Server Setup and Record Configuration" text:style-name="Index_20_Link" text:visited-style-name="Index_20_Link">Layer 2B: FreeIPA DNS Server Setup and Record Configuration<text:tab/>8</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4"><text:a xlink:type="simple" xlink:href="#__RefHeading___Toc2079_225822118" office:name="Firewall Configuration" text:style-name="Index_20_Link" text:visited-style-name="Index_20_Link">Firewall Configuration<text:tab/>9</text:a></text:p>
          <text:p text:style-name="P3"><text:a xlink:type="simple" xlink:href="#__RefHeading___Toc1490_3083391142" office:name="Layer 3B: Access Control" text:style-name="Index_20_Link" text:visited-style-name="Index_20_Link">Layer 3B: Access Control<text:tab/>9</text:a></text:p>
          <text:p text:style-name="P3"><text:a xlink:type="simple" xlink:href="#__RefHeading___Toc1492_3083391142" office:name="Layer 3C: Client Integration" text:style-name="Index_20_Link" text:visited-style-name="Index_20_Link">Layer 3C: Client Integration<text:tab/>9</text:a></text:p>
          <text:p text:style-name="P2"><text:a xlink:type="simple" xlink:href="#__RefHeading___Toc1494_3083391142" office:name="Layer 4: Defensive Security &amp; Traffic Management" text:style-name="Index_20_Link" text:visited-style-name="Index_20_Link">Layer 4: Defensive Security &amp; Traffic Management<text:tab/>9</text:a></text:p>
          <text:p text:style-name="P3"><text:a xlink:type="simple" xlink:href="#__RefHeading___Toc1496_3083391142" office:name="Layer 4A: Edge Security" text:style-name="Index_20_Link" text:visited-style-name="Index_20_Link">Layer 4A: Edge Security<text:tab/>9</text:a></text:p>
          <text:p text:style-name="P3"><text:a xlink:type="simple" xlink:href="#__RefHeading___Toc2081_225822118" office:name="Layer 4B: Network Security SURICATA" text:style-name="Index_20_Link" text:visited-style-name="Index_20_Link">Layer 4B: Network Security SURICATA<text:tab/>10</text:a></text:p>
          <text:p text:style-name="P3"><text:a xlink:type="simple" xlink:href="#__RefHeading___Toc1482_3083391142" office:name="Layer 4C: Secure Entry" text:style-name="Index_20_Link" text:visited-style-name="Index_20_Link">Layer 4C: Secure Entry<text:tab/>10</text:a></text:p>
          <text:p text:style-name="P4"><text:a xlink:type="simple" xlink:href="#__RefHeading___Toc2208_2703566931" office:name="SQUID Proxy Installation Configuration" text:style-name="Index_20_Link" text:visited-style-name="Index_20_Link">SQUID Proxy Installation Configuration<text:tab/>10</text:a></text:p>
          <text:p text:style-name="P4"><text:a xlink:type="simple" xlink:href="#__RefHeading___Toc2083_225822118" office:name="WIREGUARD (VPN to Jump Server)" text:style-name="Index_20_Link" text:visited-style-name="Index_20_Link">WIREGUARD (VPN to Jump Server)<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oft-page-break/><text:s text:c="2"/>Id <text:s text:c="2"/>Name <text:s text:c="2"/>State <text:s text:c="5"/># Expected output format:</text:p>
      <text:p text:style-name="Preformatted_20_Text"><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ext:soft-page-break/>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oft-page-break/><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Heading_20_2" text:outline-level="2"/>
      <text:p text:style-name="Preformatted_20_Text">```</text:p>
      <text:p text:style-name="Text_20_body"/>
      <text:p text:style-name="Text_20_body"/>
      <text:h text:style-name="Heading_20_2" text:outline-level="2"><text:bookmark-start text:name="__RefHeading___Toc1988_2071374926"/>Layer 2<text:span text:style-name="T19">B</text:span>: <text:s/>FreeIPA DNS Server Setup and Record Configuration<text:bookmark-end text:name="__RefHeading___Toc1988_2071374926"/></text:h>
      <text:list text:style-name="L6">
        <text:list-item>
          <text:p text:style-name="P61">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2">Then give this local DNS server access through the LAN firewall for external resolution. </text:p>
        </text:list-item>
        <text:list-item>
          <text:p text:style-name="P63">Configure the zones and add forward and reverse DNS records. First, add the forward zone: <text:s/></text:p>
        </text:list-item>
      </text:list>
      <text:p text:style-name="Preformatted_20_Text">ipa dnszone-add example.local</text:p>
      <text:list text:continue-numbering="true" text:style-name="L7">
        <text:list-item>
          <text:p text:style-name="P64">Add NS record (ensure the host has an A record before adding NS):</text:p>
        </text:list-item>
      </text:list>
      <text:p text:style-name="Preformatted_20_Text">ipa dnsrecord-add example.local --ns-rec mgmt-i<text:span text:style-name="T20">pa</text:span>.example.local. <text:s/><text:line-break/><text:tab/>Record Name: @ (root of the zone) <text:s/></text:p>
      <text:list text:style-name="L8">
        <text:list-item>
          <text:p text:style-name="P65">Add A records for hosts:</text:p>
        </text:list-item>
      </text:list>
      <text:p text:style-name="Preformatted_20_Text">ipa dnsrecord-add example.local mgmt-i<text:span text:style-name="T20">pa</text:span> --a-rec 10.0.10.6<text:line-break/>ipa dnsrecord-add example.local mgmt-bastion --a-rec 10.0.10.7 <text:line-break/>ipa dnsrecord-add example.local <text:span text:style-name="T21">sec</text:span>-<text:span text:style-name="T22">grafana</text:span> --a-rec 10.0.60.13</text:p>
      <text:list text:style-name="L9">
        <text:list-item>
          <text:p text:style-name="P66">Create reverse zones before adding PTR records:</text:p>
        </text:list-item>
      </text:list>
      <text:p text:style-name="Preformatted_20_Text">ipa dnszone-add 10.0.10.in-addr.arpa <text:s/><text:line-break/>ipa dnszone-add <text:span text:style-name="T23">6</text:span>0.0.<text:span text:style-name="T23">1</text:span>0.in-addr.arpa </text:p>
      <text:list text:style-name="L10">
        <text:list-item>
          <text:p text:style-name="P67">Add PTR records:</text:p>
        </text:list-item>
      </text:list>
      <text:p text:style-name="Preformatted_20_Text">ipa dnsrecord-add 10.0.10.in-addr.arpa 7 –ptr-<text:span text:style-name="T23">hostname=</text:span>mgmt-bastion.example.local.<text:line-break/>ipa dnsrecord-add 60.0.10.in-addr.arpa. 13 --ptr-hostname=sec-grafana.example.local.<text:span text:style-name="T24"><text:line-break/></text:span></text:p>
      <text:list text:style-name="L11">
        <text:list-item>
          <text:p text:style-name="P68">Test the DNS records using dig:</text:p>
        </text:list-item>
      </text:list>
      <text:p text:style-name="Preformatted_20_Text">dig mgmt-<text:span text:style-name="T25">test</text:span>.example.local A<text:line-break/>dig -x 10.0.10.5</text:p>
      <text:p text:style-name="Text_20_body"/>
      <text:p text:style-name="Text_20_body"><text:span text:style-name="T26">D</text:span>iger aglar nasil DNS hizmeti alacak? <text:span text:style-name="T27">Kimler DNS sunucuya ulasabildin</text:span></text:p>
      <text:p text:style-name="Preformatted_20_Text">```<text:span text:style-name="T26">vim</text:span></text:p>
      <text:p text:style-name="Preformatted_20_Text"><text:span text:style-name="Source_20_Text">acl "trusted_networks" {</text:span></text:p>
      <text:p text:style-name="Preformatted_20_Text"><text:span text:style-name="Source_20_Text"><text:span text:style-name="T28"><text:s text:c="4"/></text:span></text:span><text:span text:style-name="Source_20_Text"><text:span text:style-name="T29">127.0.0.1;</text:span></text:span></text:p>
      <text:p text:style-name="Preformatted_20_Text"><text:span text:style-name="Source_20_Text"><text:span text:style-name="T28"><text:s text:c="4"/></text:span></text:span><text:span text:style-name="Source_20_Text"><text:span text:style-name="T29">10.0.30.0/24;</text:span></text:span></text:p>
      <text:p text:style-name="Preformatted_20_Text"><text:span text:style-name="Source_20_Text"><text:span text:style-name="T28"><text:s text:c="4"/></text:span></text:span><text:span text:style-name="Source_20_Text"><text:span text:style-name="T29">10.0.10.0/24;</text:span></text:span></text:p>
      <text:p text:style-name="Preformatted_20_Text"><text:span text:style-name="Source_20_Text"><text:span text:style-name="T28"><text:s text:c="4"/></text:span></text:span><text:span text:style-name="Source_20_Text"><text:span text:style-name="T29">10.0.20.0/24;</text:span></text:span></text:p>
      <text:p text:style-name="Preformatted_20_Text"><text:span text:style-name="Source_20_Text"><text:span text:style-name="T28"><text:s text:c="4"/></text:span></text:span><text:span text:style-name="Source_20_Text"><text:span text:style-name="T29">10.0.40.0/24;</text:span></text:span></text:p>
      <text:p text:style-name="Preformatted_20_Text"><text:span text:style-name="Source_20_Text"><text:span text:style-name="T28"><text:s text:c="4"/></text:span></text:span><text:span text:style-name="Source_20_Text"><text:span text:style-name="T29">10.0.50.0/24;</text:span></text:span></text:p>
      <text:p text:style-name="Preformatted_20_Text"><text:span text:style-name="Source_20_Text"><text:span text:style-name="T28"><text:s text:c="4"/></text:span></text:span><text:span text:style-name="Source_20_Text"><text:span text:style-name="T29">10.0.60.0/24;</text:span></text:span></text:p>
      <text:p text:style-name="Preformatted_20_Text"><text:span text:style-name="Source_20_Text"><text:span text:style-name="T28"><text:s text:c="4"/></text:span></text:span><text:span text:style-name="Source_20_Text"><text:span text:style-name="T29">10.0.70.0/24;</text:span></text:span></text:p>
      <text:p text:style-name="Preformatted_20_Text"><text:span text:style-name="Source_20_Text">};</text:span></text:p>
      <text:p text:style-name="Preformatted_20_Text"><text:soft-page-break/></text:p>
      <text:p text:style-name="Preformatted_20_Text"/>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69"/>
      <text:p text:style-name="P70"/>
      <text:h text:style-name="Heading_20_2" text:outline-level="2"><text:bookmark-start text:name="__RefHeading___Toc1486_3083391142"/><text:span text:style-name="T30">Layer </text:span><text:span text:style-name="T6">2</text:span><text:span text:style-name="T31">D</text:span><text:span text:style-name="T6">: Time Sync</text:span><text:bookmark-end text:name="__RefHeading___Toc1486_3083391142"/></text:h>
      <text:p text:style-name="P71">NTP strategy for log consistency across the domain.</text:p>
      <text:p text:style-name="P7"/>
      <text:h text:style-name="P72"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3"/>
      <text:p text:style-name="Text_20_body"><text:span text:style-name="Source_20_Text"><text:span text:style-name="T2">System Preparation and Installation</text:span></text:span></text:p>
      <text:p text:style-name="P73"><text:span text:style-name="Source_20_Text"><text:span text:style-name="T6">Before starting, ensure </text:span></text:span><text:span text:style-name="Source_20_Text"><text:span text:style-name="T32">that the</text:span></text:span><text:span text:style-name="Source_20_Text"><text:span text:style-name="T6"> machine has a **Fully Qualified Domain Name (FQDN)** (e.g., `server.example.</text:span></text:span><text:span text:style-name="Source_20_Text"><text:span text:style-name="T32">local</text:span></text:span><text:span text:style-name="Source_20_Text"><text:span text:style-name="T6">`). Then, update the system and install the FreeIPA server components. </text:span></text:span><text:span text:style-name="Source_20_Text"><text:span text:style-name="T33">Then </text:span></text:span><text:span text:style-name="Source_20_Text"><text:span text:style-name="T34">Install FreeIPA server and DNS packages</text:span></text:span></text:p>
      <text:p text:style-name="Preformatted_20_Text"><text:span text:style-name="Source_20_Text">sudo dnf install freeipa-server freeipa-server-</text:span><text:span text:style-name="Source_20_Text"><text:span text:style-name="T35">dns</text:span></text:span><text:span text:style-name="Source_20_Text"> -y</text:span></text:p>
      <text:p text:style-name="P74"><text:span text:style-name="Source_20_Text">sudo ipa-server-install # Start the interactive installation process</text:span></text:p>
      <text:p text:style-name="Text_20_body"><text:span text:style-name="T6"/></text:p>
      <text:p text:style-name="Text_20_body"><text:span text:style-name="T36">Local </text:span>Firewall Configuration (<text:span text:style-name="T35">on </text:span>i<text:span text:style-name="T37">am</text:span> Server)</text:p>
      <text:p text:style-name="P75"><text:span text:style-name="T38">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text:bookmark-start text:name="__RefHeading___Toc2079_225822118"/>Firewall Configuration<text:bookmark-end text:name="__RefHeading___Toc2079_225822118"/></text:h>
      <text:p text:style-name="Text_20_body"><text:span text:style-name="T36">Allow internal network access to <text:s/>ports </text:span>TCP 80, 443 TCP/UDP389, 636 TCP/UDP88, 464 TCP/UDP53 <text:s/>UDP123 <text:s/><text:span text:style-name="T36">of <text:s/>IPA-server. </text:span></text:p>
      <text:h text:style-name="P76" text:outline-level="2"><text:bookmark-start text:name="__RefHeading___Toc1490_3083391142"/>Layer 3B: Access Control<text:bookmark-end text:name="__RefHeading___Toc1490_3083391142"/></text:h>
      <text:p text:style-name="P75">Implementing HBAC (Host-Based Access Control) and Sudo rules.</text:p>
      <text:p text:style-name="P77">Create user ansible <text:s/>and the group ansible_users and add ansible to it. Sudo rules ( don’t forget !Authenticate option in Options <text:s/>part). In the <text:s/>Jump server run the foolowing to have an access with ssh certificate.</text:p>
      <text:p text:style-name="Preformatted_20_Text">sudo -i -u ansible</text:p>
      <text:p text:style-name="Preformatted_20_Text"/>
      <text:p text:style-name="Preformatted_20_Text">ssh-keygen -C ansible@example.local</text:p>
      <text:p text:style-name="Preformatted_20_Text"/>
      <text:p text:style-name="Preformatted_20_Text"><text:s/>ipa user-mod ansible <text:s/>--sshpubkey="$(cat /home/ansible/.ssh/id_ed25519.pub)" </text:p>
      <text:h text:style-name="P76" text:outline-level="2"><text:bookmark-start text:name="__RefHeading___Toc1492_3083391142"/><text:soft-page-break/>Layer 3C: Client Integration<text:bookmark-end text:name="__RefHeading___Toc1492_3083391142"/></text:h>
      <text:p text:style-name="P75">Joining <text:s/>Workstations and <text:s/>Servers to the domain.</text:p>
      <text:p text:style-name="Preformatted_20_Text">```bash</text:p>
      <text:p text:style-name="Preformatted_20_Text">sudo dnf install freeipa-client</text:p>
      <text:p text:style-name="Preformatted_20_Text">sudo ipa-client-install --mkhomedir</text:p>
      <text:p text:style-name="Preformatted_20_Text">reboot</text:p>
      <text:p text:style-name="Preformatted_20_Text">```</text:p>
      <text:h text:style-name="P72" text:outline-level="1"><text:bookmark-start text:name="__RefHeading___Toc1494_3083391142"/>Layer 4: Defensive Security &amp; Traffic Management<text:bookmark-end text:name="__RefHeading___Toc1494_3083391142"/></text:h>
      <text:h text:style-name="P76" text:outline-level="2"><text:bookmark-start text:name="__RefHeading___Toc1496_3083391142"/>Layer 4A: Edge Security <text:bookmark-end text:name="__RefHeading___Toc1496_3083391142"/></text:h>
      <text:p text:style-name="P75"><text:span text:style-name="T39">Pfsense </text:span>Firewall <text:span text:style-name="T39">installation, </text:span>ACLs, NAT, <text:span text:style-name="T40">Rules </text:span>and inter-VLAN routing policies. </text:p>
      <text:h text:style-name="Heading_20_2" text:outline-level="2"><text:bookmark-start text:name="__RefHeading___Toc2081_225822118"/><text:span text:style-name="T6">Layer 4B: Network Security </text:span><text:span text:style-name="T41">SURICATA</text:span><text:bookmark-end text:name="__RefHeading___Toc2081_225822118"/></text:h>
      <text:p text:style-name="P78">IDS/IPS (Suricata) implementation for threat detection.</text:p>
      <text:list text:style-name="WWNum2">
        <text:list-item>
          <text:p text:style-name="P79">Objektive: To monitor all traffic (both incoming and outgoing) on pfSense using Suricata. </text:p>
        </text:list-item>
        <text:list-item>
          <text:p text:style-name="P79">Installation: On the Firewall navigate to System &gt; Package Manager &gt; Available Packages. Then install Suricata on pfSene </text:p>
        </text:list-item>
        <text:list-item>
          <text:p text:style-name="P79">Global Settings &amp; Rule Updates: <text:s/>Download the threat signatures: Go to Services &gt; Suricata &gt; Global Settings and <text:s/></text:p>
        </text:list-item>
        <text:list-item>
          <text:p text:style-name="P79">Check the boxes for: <text:s/>Emerging Threats Open Rules (Free and excellent). Go to the Updates tab and click Update.</text:p>
        </text:list-item>
        <text:list-item>
          <text:p text:style-name="P79">Configuring Interfaces (WAN and LAN): For each interface (WAN, LAN, etc.): <text:s/>Interfaces &gt; Suricata Add.</text:p>
        </text:list-item>
        <text:list-item>
          <text:p text:style-name="P79">Logging Settings: Check Send Alerts to System Log amd Check EVE Log.</text:p>
        </text:list-item>
      </text:list>
      <text:p text:style-name="P80">Categories: Go to the Categories tab for that interface, select the rules you want (e.g., malware-cnc, exploit, scan), and click Save.</text:p>
      <text:p text:style-name="P75"><draw:frame draw:style-name="fr1" draw:name="Frame1" text:anchor-type="as-char" draw:z-index="0"><draw:text-box fo:min-height="0.0161in" fo:min-width="0.0161in"><text:h text:style-name="P81" text:outline-level="2"><text:bookmark-start text:name="__RefHeading___Toc1482_3083391142"/>Layer 4C: Secure Entry<text:bookmark-end text:name="__RefHeading___Toc1482_3083391142"/></text:h></draw:text-box></draw:frame><text:s/></text:p>
      <text:p text:style-name="P75">Reverse Proxy with TLS termination and VPN access.</text:p>
      <text:h text:style-name="Heading_20_3" text:outline-level="3"><text:bookmark-start text:name="__RefHeading___Toc2208_2703566931"/>SQUID Proxy <text:span text:style-name="T19">Installation</text:span> Configuration<text:bookmark-end text:name="__RefHeading___Toc2208_2703566931"/></text:h>
      <text:p text:style-name="P82">Objective: To implement a lightweight, secure gateway for internal zones (MGMT, APP, DB) to access the internet for updates while maintaining strict "Zero Trust" control with minimal resource consumption.</text:p>
      <text:list text:style-name="L12">
        <text:list-item>
          <text:p text:style-name="P83">Installation: <text:s/>Navigate to the System &gt; Package Manager menu, <text:span text:style-name="T19">search squid and c</text:span>lick Install</text:p>
        </text:list-item>
        <text:list-item>
          <text:p text:style-name="P83">Service Configuration: Navigate to the Services &gt; Squid Proxy Server menu. In the General Settings tab, check the Enable Squid Proxy box.</text:p>
        </text:list-item>
        <text:list-item>
          <text:p text:style-name="P83">Interface Selection: Select the interface(s) where the proxy service will operate. <text:span text:style-name="T42">In our <text:s/>system we sekect LAN </text:span></text:p>
        </text:list-item>
        <text:list-item>
          <text:p text:style-name="P83">Transparent Proxy (Optional): To avoid manual configuration on client devices, enable the Transparent HTTP Proxy option.</text:p>
        </text:list-item>
      </text:list>
      <text:p text:style-name="P84"/>
      <text:p text:style-name="P85">Client Integration</text:p>
      <text:p text:style-name="P85">```vim</text:p>
      <text:p text:style-name="Preformatted_20_Text"><text:soft-page-break/>vim /etc/environment</text:p>
      <text:p text:style-name="Preformatted_20_Text">http_proxy="http://192.168.1.128:3128/"</text:p>
      <text:p text:style-name="Preformatted_20_Text">https_proxy="http://192.168.1.128:3128/"</text:p>
      <text:p text:style-name="Preformatted_20_Text">HTTP_PROXY="http://192.168.1.128:3128/"</text:p>
      <text:p text:style-name="Preformatted_20_Text">HTTPS_PROXY="http://192.168.1.128:3128/"</text:p>
      <text:p text:style-name="Preformatted_20_Text">no_proxy="localhost,127.0.0.1,10.0.0.0/16,192.168.0.0/16,.example.local"</text:p>
      <text:p text:style-name="Preformatted_20_Text">NO_PROXY="localhost,127.0.0.1,10.0.0.0/16,192.168.0.0/16,.example.local"</text:p>
      <text:p text:style-name="P85"/>
      <text:p text:style-name="P86">source /etc/environment # Apply changes</text:p>
      <text:p text:style-name="P85"/>
      <text:p text:style-name="P85">Package Manager Proxy Configuration</text:p>
      <text:p text:style-name="P85"/>
      <text:p text:style-name="P85"><text:span text:style-name="T42">vim </text:span>/etc/dnf/dnf.conf</text:p>
      <text:p text:style-name="P87">proxy=http://1<text:span text:style-name="T43">92.168.1.128</text:span>:3128 <text:s/></text:p>
      <text:p text:style-name="P85"/>
      <text:h text:style-name="P88" text:outline-level="3"><text:bookmark-start text:name="__RefHeading___Toc2083_225822118"/>WIREGUARD <text:span text:style-name="T44">or <text:s/>OPENVPN </text:span><text:s/>(VPN to Jump Server)<text:bookmark-end text:name="__RefHeading___Toc2083_225822118"/></text:h>
      <text:list text:style-name="L13">
        <text:list-item>
          <text:p text:style-name="P89">Instal Wireguard <text:s/>on pfsense <text:s/>by using package manager. <text:s/><text:span text:style-name="T45">Add tunnel and set peer. <text:s/>Also <text:s/>install wireguard <text:s/>on client , <text:s/>insert public keys. </text:span></text:p>
        </text:list-item>
        <text:list-item>
          <text:p text:style-name="P89"><text:span text:style-name="T45">Run ‘</text:span>sudo wg-quick up wg0’ <text:span text:style-name="T45">and <text:s/>‘sudo wg show’</text:span> <text:s/></text:p>
        </text:list-item>
      </text:list>
      <text:p text:style-name="P90"><text:s/></text:p>
      <text:h text:style-name="P72" text:outline-level="1"><text:bookmark-start text:name="__RefHeading___Toc1500_3083391142"/>Layer 5: Observability &amp; Incident Response<text:bookmark-end text:name="__RefHeading___Toc1500_3083391142"/></text:h>
      <text:p text:style-name="P91"/>
      <text:h text:style-name="P72" text:outline-level="1"><text:bookmark-start text:name="__RefHeading___Toc1502_3083391142"/>Layer 5A: Centralized Logging<text:bookmark-end text:name="__RefHeading___Toc1502_3083391142"/></text:h>
      <text:p text:style-name="P91"><text:span text:style-name="T40">Loki and Promtail configurations and <text:s/>deployment <text:s text:c="2"/>thanks to Docker and <text:s/>Ansiblr. <text:s/>Also configuration for Suricata <text:s/>logs. </text:span>Auditing authentication, sudo, and system logs.</text:p>
      <text:p text:style-name="P91"/>
      <text:h text:style-name="P76" text:outline-level="2"><text:bookmark-start text:name="__RefHeading___Toc1504_3083391142"/>Layer 5B: Health Monitoring <text:bookmark-end text:name="__RefHeading___Toc1504_3083391142"/></text:h>
      <text:p text:style-name="P91"><text:span text:style-name="T40">Grafana and <text:s/>Prometheus cunfigured <text:s/>and <text:s/>deployed. <text:s/></text:span>Real-time metrics and alerting for infrastructure health.</text:p>
      <text:h text:style-name="P76" text:outline-level="2"><text:bookmark-start text:name="__RefHeading___Toc1506_3083391142"/>Layer 5C: Service Availability <text:bookmark-end text:name="__RefHeading___Toc1506_3083391142"/></text:h>
      <text:p text:style-name="P92">Uptime tracking for critical business services.</text:p>
      <text:p text:style-name="P91"/>
      <text:h text:style-name="P72" text:outline-level="1"><text:bookmark-start text:name="__RefHeading___Toc1508_3083391142"/>Layer 6: Application &amp; Container Services<text:bookmark-end text:name="__RefHeading___Toc1508_3083391142"/></text:h>
      <text:p text:style-name="P91"/>
      <text:h text:style-name="P76" text:outline-level="2"><text:bookmark-start text:name="__RefHeading___Toc1510_3083391142"/>Layer 6A: Service Tier <text:bookmark-end text:name="__RefHeading___Toc1510_3083391142"/></text:h>
      <text:p text:style-name="P91">Hardened Web (Nginx) and Database (MariaDB/PostgreSQL) servers.</text:p>
      <text:p text:style-name="P91"/>
      <text:h text:style-name="P76" text:outline-level="2"><text:bookmark-start text:name="__RefHeading___Toc1512_3083391142"/><text:soft-page-break/>Layer 6B: Containerization<text:bookmark-end text:name="__RefHeading___Toc1512_3083391142"/></text:h>
      <text:p text:style-name="P91">Rootless Podman scenarios for microservices.</text:p>
      <text:p text:style-name="P91"/>
      <text:h text:style-name="P76" text:outline-level="2"><text:bookmark-start text:name="__RefHeading___Toc1514_3083391142"/>Layer 6C: Secure Storage <text:bookmark-end text:name="__RefHeading___Toc1514_3083391142"/></text:h>
      <text:p text:style-name="P92">Encrypted file sharing and data persistence.</text:p>
      <text:p text:style-name="P91"/>
      <text:h text:style-name="P72" text:outline-level="1"><text:bookmark-start text:name="__RefHeading___Toc1516_3083391142"/>Layer 7: Automation &amp; DevSecOps<text:bookmark-end text:name="__RefHeading___Toc1516_3083391142"/></text:h>
      <text:p text:style-name="P91"/>
      <text:h text:style-name="P76" text:outline-level="2"><text:bookmark-start text:name="__RefHeading___Toc1518_3083391142"/>Layer 7A: IaC with Ansible<text:bookmark-end text:name="__RefHeading___Toc1518_3083391142"/></text:h>
      <text:p text:style-name="P92">Automated hardening and configuration playbooks.</text:p>
      <text:h text:style-name="P76" text:outline-level="2"><text:bookmark-start text:name="__RefHeading___Toc1520_3083391142"/>Layer 7B: GitOps <text:bookmark-end text:name="__RefHeading___Toc1520_3083391142"/></text:h>
      <text:p text:style-name="P91">Version control for all configuration files via Gitea.</text:p>
      <text:p text:style-name="P91"/>
      <text:h text:style-name="P76" text:outline-level="2"><text:bookmark-start text:name="__RefHeading___Toc1522_3083391142"/>Layer 7C: Backup &amp; Disaster Recovery <text:bookmark-end text:name="__RefHeading___Toc1522_3083391142"/></text:h>
      <text:p text:style-name="P91">Snapshot policies and off-site backup simulation.</text:p>
      <text:h text:style-name="P93" text:outline-level="1"><text:bookmark-start text:name="__RefHeading___Toc2594_1497977652"/>APPENDIX<text:bookmark-end text:name="__RefHeading___Toc2594_1497977652"/></text:h>
      <text:p text:style-name="P94"/>
      <text:h text:style-name="Heading_20_2" text:outline-level="2"><text:bookmark-start text:name="__RefHeading___Toc2596_1497977652"/><text:span text:style-name="T46">A </text:span>sanal makina dhcp ayarlari<text:bookmark-end text:name="__RefHeading___Toc2596_1497977652"/></text:h>
      <text:p text:style-name="P94"><draw:frame draw:style-name="fr2" draw:name="Frame12" text:anchor-type="paragraph" svg:x="4.9362in" svg:y="0.0583in" svg:width="2.439in" draw:z-index="1"><draw:text-box fo:min-height="2.8457in"><text:p text:style-name="P95">Alpien :</text:p><text:p text:style-name="P96">/etc/network/interfaces</text:p><text:p text:style-name="P97"><text:span text:style-name="Source_20_Text"><text:span text:style-name="T47">auto lo</text:span></text:span></text:p><text:p text:style-name="P97"><text:span text:style-name="Source_20_Text"><text:span text:style-name="T47">iface lo inet loopback</text:span></text:span></text:p><text:p text:style-name="P96"/><text:p text:style-name="P97"><text:span text:style-name="Source_20_Text"><text:span text:style-name="T47"># Ana kart (Sadece aktif edilir)</text:span></text:span></text:p><text:p text:style-name="P97"><text:span text:style-name="Source_20_Text"><text:span text:style-name="T47">auto eth0</text:span></text:span></text:p><text:p text:style-name="P97"><text:span text:style-name="Source_20_Text"><text:span text:style-name="T47">iface eth0 inet manual</text:span></text:span></text:p><text:p text:style-name="P97"><text:span text:style-name="Source_20_Text"><text:span text:style-name="T47"><text:s text:c="4"/>up ip link set $IFACE up</text:span></text:span></text:p><text:p text:style-name="P98"/><text:p text:style-name="P97"><text:span text:style-name="Source_20_Text"><text:span text:style-name="T47"># VLAN Arayüzü (Statik IP </text:span></text:span><text:span text:style-name="Source_20_Text"><text:span text:style-name="T48">cubfig</text:span></text:span><text:span text:style-name="Source_20_Text"><text:span text:style-name="T47">)</text:span></text:span></text:p><text:p text:style-name="P97"><text:span text:style-name="Source_20_Text"><text:span text:style-name="T47">auto eth0.10</text:span></text:span></text:p><text:p text:style-name="P97"><text:span text:style-name="Source_20_Text"><text:span text:style-name="T47">iface eth0.10 inet static</text:span></text:span></text:p><text:p text:style-name="P97"><text:span text:style-name="Source_20_Text"><text:span text:style-name="T47"><text:tab/>address 192.168.10.50 <text:s text:c="3"/></text:span></text:span></text:p><text:p text:style-name="P97"><text:span text:style-name="Source_20_Text"><text:span text:style-name="T47"><text:tab/>netmask 255.255.255.0 <text:s text:c="3"/></text:span></text:span></text:p><text:p text:style-name="P97"><text:span text:style-name="Source_20_Text"><text:span text:style-name="T47"><text:tab/>gateway 192.168.10.1 <text:s text:c="4"/></text:span></text:span></text:p><text:p text:style-name="P97"><text:span text:style-name="Source_20_Text"><text:span text:style-name="T47">vlan-raw-device eth0</text:span></text:span></text:p></draw:text-box></draw:frame><draw:frame draw:style-name="fr3" draw:name="Frame13" text:anchor-type="paragraph" svg:x="0.0909in" svg:y="0.1402in" svg:width="2.0626in" draw:z-index="2"><draw:text-box fo:min-height="2.3228in"><text:p text:style-name="P99" loext:marker-style-name="T49">fedora ayar</text:p><text:p text:style-name="P100" loext:marker-style-name="T50"/><text:p text:style-name="Standard" loext:marker-style-name="T51"><text:span text:style-name="Source_20_Text"><text:span text:style-name="T52">[connection]</text:span></text:span></text:p><text:p text:style-name="Standard" loext:marker-style-name="T51"><text:span text:style-name="Source_20_Text"><text:span text:style-name="T52">id=enp1s0.10</text:span></text:span></text:p><text:p text:style-name="Standard" loext:marker-style-name="T51"><text:span text:style-name="Source_20_Text"><text:span text:style-name="T52">type=vlan</text:span></text:span></text:p><text:p text:style-name="Standard" loext:marker-style-name="T51"><text:span text:style-name="Source_20_Text"><text:span text:style-name="T52">interface-name=enp1s0.10</text:span></text:span></text:p><text:p text:style-name="Standard" loext:marker-style-name="T53"><text:span text:style-name="Source_20_Text"><text:span text:style-name="T54"/></text:span></text:p><text:p text:style-name="Standard" loext:marker-style-name="T51"><text:span text:style-name="Source_20_Text"><text:span text:style-name="T52">[vlan]</text:span></text:span></text:p><text:p text:style-name="Standard" loext:marker-style-name="T51"><text:span text:style-name="Source_20_Text"><text:span text:style-name="T52">flags=1</text:span></text:span></text:p><text:p text:style-name="Standard" loext:marker-style-name="T51"><text:span text:style-name="Source_20_Text"><text:span text:style-name="T52">id=10</text:span></text:span></text:p><text:p text:style-name="Standard" loext:marker-style-name="T51"><text:span text:style-name="Source_20_Text"><text:span text:style-name="T52">parent=enp1s0</text:span></text:span></text:p><text:p text:style-name="P101" loext:marker-style-name="T53"/><text:p text:style-name="Standard" loext:marker-style-name="T51"><text:span text:style-name="Source_20_Text"><text:span text:style-name="T52">[ipv4]</text:span></text:span></text:p><text:p text:style-name="Standard" loext:marker-style-name="T51"><text:span text:style-name="Source_20_Text"><text:span text:style-name="T52">address1=10.0.10.6/24,10.0.10.1</text:span></text:span></text:p><text:p text:style-name="Standard" loext:marker-style-name="T51"><text:span text:style-name="Source_20_Text"><text:span text:style-name="T52">method=manual</text:span></text:span></text:p><text:p text:style-name="Standard" loext:marker-style-name="T51"><text:span text:style-name="Source_20_Text"><text:span text:style-name="T52">dns=</text:span></text:span><text:span text:style-name="Source_20_Text"><text:span text:style-name="T55">10.0.10.</text:span></text:span><text:span text:style-name="Source_20_Text"><text:span text:style-name="T56">6</text:span></text:span></text:p><text:p text:style-name="Standard" loext:marker-style-name="T51"><text:span text:style-name="Source_20_Text"><text:span text:style-name="T56"/></text:span></text:p><text:p text:style-name="Standard" loext:marker-style-name="T51"><text:span text:style-name="Source_20_Text"><text:span text:style-name="T52">[ipv6]</text:span></text:span></text:p><text:p text:style-name="Standard" loext:marker-style-name="T51"><text:span text:style-name="Source_20_Text"><text:span text:style-name="T52">addr-gen-mode=stable-privacy</text:span></text:span></text:p><text:p text:style-name="Standard" loext:marker-style-name="T57"><text:span text:style-name="Source_20_Text"><text:span text:style-name="T52">method=ignore</text:span></text:span></text:p><text:p text:style-name="Standard" loext:marker-style-name="T57"><text:span text:style-name="Source_20_Text"><text:span text:style-name="T52"/></text:span></text:p><text:p text:style-name="P102" loext:marker-style-name="T57"><text:span text:style-name="Source_20_Text"><text:span text:style-name="T58">[proxy]</text:span></text:span></text:p><text:p text:style-name="P103" loext:marker-style-name="T57"><text:span text:style-name="Source_20_Text"><text:span text:style-name="T59"># nicht <text:s/>hie mehr </text:span></text:span></text:p></draw:text-box></draw:frame><draw:frame draw:style-name="fr2" draw:name="Frame14" text:anchor-type="paragraph" svg:x="2.5193in" svg:y="0.0583in" svg:width="2.1992in" draw:z-index="3"><draw:text-box fo:min-height="2.8327in"><text:p text:style-name="P104" loext:marker-style-name="T60">ubuntu ayarlari</text:p><text:p text:style-name="P105" loext:marker-style-name="T60"><text:span text:style-name="Source_20_Text"><text:span text:style-name="T61">network:</text:span></text:span></text:p><text:p text:style-name="P105" loext:marker-style-name="T60"><text:span text:style-name="Source_20_Text"><text:span text:style-name="T61"><text:s text:c="2"/>version: 2</text:span></text:span></text:p><text:p text:style-name="P105" loext:marker-style-name="T60"><text:span text:style-name="Source_20_Text"><text:span text:style-name="T61"><text:s text:c="2"/>ethernets:</text:span></text:span></text:p><text:p text:style-name="P105" loext:marker-style-name="T60"><text:span text:style-name="Source_20_Text"><text:span text:style-name="T61"><text:s text:c="4"/>enp1s0:</text:span></text:span></text:p><text:p text:style-name="P105" loext:marker-style-name="T60"><text:span text:style-name="Source_20_Text"><text:span text:style-name="T61"><text:s text:c="6"/>dhcp4: no</text:span></text:span></text:p><text:p text:style-name="P105" loext:marker-style-name="T60"><text:span text:style-name="Source_20_Text"><text:span text:style-name="T61"><text:s text:c="2"/>vlans:</text:span></text:span></text:p><text:p text:style-name="P105" loext:marker-style-name="T60"><text:span text:style-name="Source_20_Text"><text:span text:style-name="T61"><text:s text:c="4"/>enp1s0.10:</text:span></text:span></text:p><text:p text:style-name="P105" loext:marker-style-name="T60"><text:span text:style-name="Source_20_Text"><text:span text:style-name="T61"><text:s text:c="6"/>id: 10</text:span></text:span></text:p><text:p text:style-name="P105" loext:marker-style-name="T60"><text:span text:style-name="Source_20_Text"><text:span text:style-name="T61"><text:s text:c="6"/>link: enp1s0</text:span></text:span></text:p><text:p text:style-name="P105" loext:marker-style-name="T60"><text:span text:style-name="Source_20_Text"><text:span text:style-name="T61"><text:s text:c="6"/>addresses:</text:span></text:span></text:p><text:p text:style-name="P105" loext:marker-style-name="T60"><text:span text:style-name="Source_20_Text"><text:span text:style-name="T61"><text:s text:c="8"/>- 10.0.10.6/24</text:span></text:span></text:p><text:p text:style-name="P105" loext:marker-style-name="T60"><text:span text:style-name="Source_20_Text"><text:span text:style-name="T61"><text:s text:c="6"/>gateway4: 10.0.10.1</text:span></text:span></text:p><text:p text:style-name="P105" loext:marker-style-name="T60"><text:span text:style-name="Source_20_Text"><text:span text:style-name="T61"><text:s text:c="6"/>nameservers:</text:span></text:span></text:p><text:p text:style-name="P105" loext:marker-style-name="T60"><text:span text:style-name="Source_20_Text"><text:span text:style-name="T61"><text:s text:c="8"/>addresses:</text:span></text:span></text:p><text:p text:style-name="P105" loext:marker-style-name="T60"><text:span text:style-name="Source_20_Text"><text:span text:style-name="T61"><text:s text:c="10"/>- 10.0.10.5</text:span></text:span></text:p><text:p text:style-name="P105" loext:marker-style-name="T60"><text:span text:style-name="Source_20_Text"><text:span text:style-name="T61"><text:s text:c="10"/>- 8.8.8.8</text:span></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6" loext:marker-style-name="T62"/>
      <text:h text:style-name="P107" text:outline-level="2"><text:bookmark-start text:name="codecell1"/><text:soft-page-break/></text:h>
      <text:p text:style-name="P108"><text:bookmark-end text:name="__RefHeading___Toc185_1983718479 Copy 2"/><text:bookmark-end text:name="codecell1"/></text:p>
      <text:p text:style-name="Preformatted_20_Text">Vim /etc/ansible/ansible.cfg</text:p>
      <text:p text:style-name="Preformatted_20_Text"/>
      <text:p text:style-name="Preformatted_20_Text">[defaults]</text:p>
      <text:p text:style-name="Preformatted_20_Text"/>
      <text:p text:style-name="Preformatted_20_Text">[defaults]</text:p>
      <text:p text:style-name="Preformatted_20_Text">inventory = /etc/ansible/hosts</text:p>
      <text:p text:style-name="Preformatted_20_Text">host_key_checking = False</text:p>
      <text:p text:style-name="Preformatted_20_Text">interpreter_python = auto_silent</text:p>
      <text:p text:style-name="Preformatted_20_Text">remote_tmp = /tmp/.ansible-${USER}/tmp</text:p>
      <text:p text:style-name="Preformatted_20_Text"/>
      <text:p text:style-name="Preformatted_20_Text">[privilege_escalation]</text:p>
      <text:p text:style-name="Preformatted_20_Text">become = True</text:p>
      <text:p text:style-name="Preformatted_20_Text">become_method = sudo</text:p>
      <text:p text:style-name="Preformatted_20_Text">become_user = root</text:p>
      <text:p text:style-name="Preformatted_20_Text">become_ask_pass = False</text:p>
      <text:p text:style-name="Preformatted_20_Text"/>
      <text:p text:style-name="Preformatted_20_Text">[ssh_connection]</text:p>
      <text:p text:style-name="Preformatted_20_Text">pipelining = True</text:p>
      <text:p text:style-name="Preformatted_20_Text"/>
      <text:p text:style-name="Text_20_body"/>
      <text:p text:style-name="P109">Ansible inventory;</text:p>
      <text:p text:style-name="Preformatted_20_Text">[mgmt_servers]</text:p>
      <text:p text:style-name="Preformatted_20_Text">mgmt-ipa <text:s text:c="5"/>ansible_host=10.0.10.6</text:p>
      <text:p text:style-name="Preformatted_20_Text">mgmt-bastion <text:s/>ansible_host=10.0.10.7</text:p>
      <text:p text:style-name="Preformatted_20_Text"/>
      <text:p text:style-name="Preformatted_20_Text">[corplan_workstations]</text:p>
      <text:p text:style-name="Preformatted_20_Text">corp-ws1 <text:s text:c="5"/>ansible_host=10.0.20.11</text:p>
      <text:p text:style-name="Preformatted_20_Text"/>
      <text:p text:style-name="Preformatted_20_Text">[sec_servers]</text:p>
      <text:p text:style-name="Preformatted_20_Text">sec-grafana <text:s text:c="2"/>ansible_host=10.0.60.13</text:p>
      <text:p text:style-name="Preformatted_20_Text"/>
      <text:p text:style-name="Preformatted_20_Text">[db_servers]</text:p>
      <text:p text:style-name="Preformatted_20_Text">db-srv1 <text:s text:c="6"/>ansible_host=10.0.50.11</text:p>
      <text:p text:style-name="Preformatted_20_Text"/>
      <text:p text:style-name="Preformatted_20_Text">[app_servers]</text:p>
      <text:p text:style-name="Preformatted_20_Text">app-srv1 <text:s text:c="5"/>ansible_host=10.0.40.11</text:p>
      <text:p text:style-name="Preformatted_20_Text"/>
      <text:p text:style-name="Preformatted_20_Text">[Servers:children]</text:p>
      <text:p text:style-name="Preformatted_20_Text">mgmt_servers</text:p>
      <text:p text:style-name="Preformatted_20_Text">corplan_workstations</text:p>
      <text:p text:style-name="Preformatted_20_Text">sec_servers</text:p>
      <text:p text:style-name="Preformatted_20_Text">db_servers</text:p>
      <text:p text:style-name="Preformatted_20_Text">app_servers</text:p>
      <text:p text:style-name="Preformatted_20_Text"/>
      <text:p text:style-name="Preformatted_20_Text">[all:vars]</text:p>
      <text:p text:style-name="Preformatted_20_Text">ansible_user=ansible</text:p>
      <text:p text:style-name="Preformatted_20_Text">ansible_ssh_private_key_file=/home/ansible/.ssh/id_ed25519</text:p>
      <text:p text:style-name="Preformatted_20_Text"/>
      <text:p text:style-name="Text_20_body"/>
      <text:p text:style-name="Standard"/>
      <text:p text:style-name="P110"><text:span text:style-name="T63">laptopumun isletim sistemi Rocky linux. KVM ile <text:s/>bir <text:s/>homelab olusturdum. Tüm sunucular rocky linux 10.1 . </text:span><text:s/>ortamda freeipa , freeipa-dns-server var. <text:soft-page-break/>önde pfsense firewall var. <text:span text:style-name="T63">pfsense <text:s/>üzerinde SQUID proxy var. Yine pfsense <text:s/>üzerinde suricata kurulu. Loki yardimiyla loglari toplamak, prometheus ve grafana ile görsellestirecem. Loki, prometheus ve grafana ayani sunucu üstünde olacak. </text:span>. simdi SEC sanal aginda 10.0.60.1<text:span text:style-name="T63">3</text:span> statik ip li rocky linux sunucuya <text:span text:style-name="T63">loki</text:span> kuracagiz. <text:span text:style-name="T63">Podman kullanilacak. Sonra host makinalardan ve firewall dan gerekliu loglar cekilecek. </text:span></text:p>
      <text:p text:style-name="P111"/>
      <text:p text:style-name="P110">Ne yapilacaksa adim adim yapilacak. her adimda <text:span text:style-name="T63">bir</text:span>den fazla <text:span text:style-name="T63">islem</text:span> olmayacak . benden onay almadan diger adima gecmeyeceksin. Ön ce ne anladigini anlat. Yanlis anlama olmasin. baska ihtiyac duydugun bilgi varsa omlarida söyl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15T19:13:07.888414564</dc:date>
    <meta:editing-duration>P3DT7H58M11S</meta:editing-duration>
    <meta:editing-cycles>86</meta:editing-cycles>
    <meta:generator>LibreOffice/26.2.0.3$Linux_X86_64 LibreOffice_project/afbbd0df0edb6d40b450b0337ac646b0913a760c</meta:generator>
    <meta:document-statistic meta:table-count="8" meta:image-count="0" meta:object-count="0" meta:page-count="14" meta:paragraph-count="545" meta:word-count="2547" meta:character-count="18604" meta:non-whitespace-character-count="16114"/>
  </office:meta>
</office:document-meta>
</file>